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1">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sion - småföretagsanpassat WordPresstema</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h text:style-name="Heading_20_4" text:outline-level="4">Administratörer</text:h>
      <text:p text:style-name="P1">Webbutvecklaren marike.se</text:p>
      <text:p text:style-name="P2">Beställaren av ramverket som också blir den huvudsakliga användaren för att jobba i det. Användaren har mycket god datorvana och kommer förmodligen utvärdera och vidareutveckla ramverket under användandets gång.</text:p>
      <text:p text:style-name="P1">Webbutvecklarens kunder</text:p>
      <text:p text:style-name="P2">Webbutvecklarens kunder är små företag vars administratörer är mellan 15-70 år gamla. Det stora åldersspannet innebär följaktligen varierande datorkunskaper hos kunderna. Gemensamt för alla är dock att de besitter de grundläggande datorkunskaper som krävs för att arbeta i ett innehållshanteringssystem. </text:p>
      <text:p text:style-name="P2">Endel av kunderna har större datorkunskaper och kan på ett mer avancerat plan administrera sin webbsida.</text:p>
      <text:h text:style-name="Heading_20_4" text:outline-level="4">Slutanvändare</text:h>
      <text:p text:style-name="P1">Webbutvecklaren marike.se</text:p>
      <text:p text:style-name="P2">Webbutvecklaren med stor datorvana kommer även att jobba som slutanvändare i innehållshanteringssystemet.</text:p>
      <text:p text:style-name="P1">Webbutvecklarens kunder</text:p>
      <text:p text:style-name="P2">Huvudsaklig slutanvändare är småföretagare som är kunder till webbutvecklaren. Som ovan nämnt mellan 15-70 år med varierande men minst grundläggande datorvana.</text:p>
      <text:p text:style-name="P1">Kundernas kunder</text:p>
      <text:p text:style-name="Standard">Indirekta slutanvändare är även besökare av företagens webbsidor. På grund av den stora variationen av branscher ingår här ett oändligt stort spektrum av åldrar och datorvanor.</text:p>
      <text:h text:style-name="Heading_20_3" text:outline-level="3"><text:soft-page-break/>Intressenter</text:h>
      <text:p text:style-name="Text_20_body">Befintliga kunder</text:p>
      <text:p text:style-name="Text_20_body">Destination Funäsfjällen</text:p>
      <text:p text:style-name="Text_20_body">WordPress</text:p>
      <text:p text:style-name="Text_20_body">Webbutvecklare</text:p>
      <text:p text:style-name="Text_20_body">Webbadministratörer</text:p>
      <text:p text:style-name="Text_20_body"/>
      <text:h text:style-name="Heading_20_2" text:outline-level="2">Liknande system</text:h>
      <text:p text:style-name="Text_20_body">Andra WordPressteman</text:p>
      <text:p text:style-name="Text_20_body">Syftet är inte att konkurrera utan att vara ett verktyg för utvecklaren så att denne kan fokusera på annat.</text:p>
      <text:p text:style-name="Text_20_body">Konkurrenter i närområdet.</text:p>
      <text:h text:style-name="Heading_20_3" text:outline-level="3">Baskrav</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03T14:45:38</dc:date>
    <meta:editing-duration>PT3H18M10S</meta:editing-duration>
    <meta:editing-cycles>37</meta:editing-cycles>
    <meta:generator>OpenOffice.org/3.4.1$Unix OpenOffice.org_project/341m1$Build-9593</meta:generator>
    <meta:document-statistic meta:table-count="0" meta:image-count="0" meta:object-count="0" meta:page-count="2" meta:paragraph-count="30" meta:word-count="343" meta:character-count="2508"/>
  </office:meta>
</office:document-meta>
</file>